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weight="bold" style:font-weight-asian="bold" style:font-weight-complex="bold"/>
    </style:style>
    <style:style style:name="T10_2" style:family="text">
      <style:text-properties fo:font-weight="bold" style:font-weight-asian="bold" style:font-weight-complex="bold"/>
    </style:style>
    <style:style style:name="T10_3" style:family="text"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style:text-underline-style="solid" style:text-underline-color="font-color"/>
    </style:style>
    <style:style style:name="T19_2" style:family="text">
      <style:text-properties style:text-underline-style="solid" style:text-underline-color="font-color"/>
    </style:style>
    <style:style style:name="T19_3" style:family="text">
      <style:text-properties style:text-underline-style="solid" style:text-underline-color="font-color"/>
    </style:style>
    <style:style style:name="T19_4" style:family="text">
      <style:text-properties style:text-underline-style="solid" style:text-underline-color="font-color"/>
    </style:style>
    <style:style style:name="T19_5" style:family="text">
      <style:text-properties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P27" style:family="paragraph" style:parent-style-name="Heading_20_2">
      <style:paragraph-properties fo:break-before="auto" fo:line-height="115%" fo:margin-bottom="0.141cm" style:writing-mode="lr-tb"/>
    </style:style>
    <style:style style:name="T27_1" style:family="text">
      <style:text-properties fo:font-size="11pt" style:font-size-asian="11pt" style:font-size-complex="11pt" fo:font-weight="bold" style:font-weight-asian="bold" style:font-weight-complex="bold"/>
    </style:style>
    <style:style style:name="T27_2" style:family="text">
      <style:text-properties fo:font-size="11pt" style:font-size-asian="11pt" style:font-size-complex="11pt" fo:font-weight="bold" style:font-weight-asian="bold" style:font-weight-complex="bold"/>
    </style:style>
    <style:style style:name="T27_3" style:family="text">
      <style:text-properties fo:font-size="11pt" style:font-size-asian="11pt" style:font-size-complex="11pt" fo:font-weight="bold" style:font-weight-asian="bold" style:font-weight-complex="bold"/>
    </style:style>
    <style:style style:name="T27_4" style:family="text">
      <style:text-properties fo:font-size="11pt" style:font-size-asian="11pt" style:font-size-complex="11pt" fo:font-weight="bold" style:font-weight-asian="bold" style:font-weight-complex="bold"/>
    </style:style>
    <style:style style:name="T27_5" style:family="text">
      <style:text-properties fo:font-size="11pt" style:font-size-asian="11pt" style:font-size-complex="11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P32" style:family="paragraph" style:parent-style-name="Standard">
      <style:paragraph-properties fo:break-before="auto" fo:line-height="115%" fo:margin-top="0cm" fo:margin-bottom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weight="bold" style:font-weight-asian="bold" style:font-weight-complex="bold"/>
    </style:style>
    <style:style style:name="T34_2" style:family="text">
      <style:text-properties fo:font-weight="bold" style:font-weight-asian="bold" style:font-weight-complex="bold"/>
    </style:style>
    <style:style style:name="T34_3" style:family="text">
      <style:text-properties fo:font-weight="bold" style:font-weight-asian="bold" style:font-weight-complex="bold"/>
    </style:style>
    <style:style style:name="T34_4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text-indent="0cm" fo:line-height="115%" fo:margin-lef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P3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1pt" style:font-size-asian="11pt" style:font-size-complex="11pt" fo:font-weight="bold" style:font-weight-asian="bold" style:font-weight-complex="bold"/>
    </style:style>
    <style:style style:name="T42_2" style:family="text">
      <style:text-properties fo:font-size="11pt" style:font-size-asian="11pt" style:font-size-complex="11pt" fo:font-weight="bold" style:font-weight-asian="bold" style:font-weight-complex="bold"/>
    </style:style>
    <style:style style:name="T42_3" style:family="text">
      <style:text-properties fo:font-size="11pt" style:font-size-asian="11pt" style:font-size-complex="11pt" fo:font-weight="bold" style:font-weight-asian="bold" style:font-weight-complex="bold"/>
    </style:style>
    <style:style style:name="T42_4" style:family="text">
      <style:text-properties fo:font-size="11pt" style:font-size-asian="11pt" style:font-size-complex="11pt" fo:font-weight="bold" style:font-weight-asian="bold" style:font-weight-complex="bold"/>
    </style:style>
    <style:style style:name="T42_5" style:family="text">
      <style:text-properties fo:font-weight="bold" style:font-weight-asian="bold" style:font-weight-complex="bold"/>
    </style:style>
    <style:style style:name="T42_6" style:family="text">
      <style:text-properties fo:font-size="11pt" style:font-size-asian="11pt" style:font-size-complex="11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</office:automatic-styles>
  <office:body>
    <office:text>
      <text:p text:style-name="P1"><text:span text:style-name="T1_1">Use</text:span><text:span text:style-name="T1_2"><text:s/></text:span><text:span text:style-name="T1_3">Case</text:span><text:span text:style-name="T1_4">:</text:span><text:span text:style-name="T1_5"><text:s/></text:span><text:span text:style-name="T1_6">Back</text:span><text:span text:style-name="T1_7"><text:s/></text:span><text:span text:style-name="T1_8">Button</text:span></text:p>
      <text:p text:style-name="P2"><text:span text:style-name="T2_1">User</text:span><text:span text:style-name="T2_2"><text:s/></text:span><text:span text:style-name="T2_3">Hits</text:span><text:span text:style-name="T2_4"><text:s/></text:span><text:span text:style-name="T2_5">the</text:span><text:span text:style-name="T2_6"><text:s/></text:span><text:span text:style-name="T2_7">Back</text:span><text:span text:style-name="T2_8"><text:s/></text:span><text:span text:style-name="T2_9">Button</text:span></text:p>
      <text:p text:style-name="P3"><text:span text:style-name="T3_1"><text:s/></text:span></text:p>
      <text:p text:style-name="P4"><text:span text:style-name="T4_1">Description</text:span></text:p>
      <text:p text:style-name="P5"><text:span text:style-name="T5_1">The</text:span><text:span text:style-name="T5_2"><text:s/></text:span><text:span text:style-name="T5_3">back</text:span><text:span text:style-name="T5_4"><text:s/></text:span><text:span text:style-name="T5_5">button</text:span><text:span text:style-name="T5_6"><text:s/></text:span><text:span text:style-name="T5_7">is</text:span><text:span text:style-name="T5_8"><text:s/></text:span><text:span text:style-name="T5_9">a</text:span><text:span text:style-name="T5_10"><text:s/></text:span><text:span text:style-name="T5_11">button</text:span><text:span text:style-name="T5_12"><text:s/></text:span><text:span text:style-name="T5_13">on</text:span><text:span text:style-name="T5_14"><text:s/></text:span><text:span text:style-name="T5_15">the</text:span><text:span text:style-name="T5_16"><text:s/></text:span><text:span text:style-name="T5_17">top</text:span><text:span text:style-name="T5_18"><text:s/></text:span><text:span text:style-name="T5_19">left</text:span><text:span text:style-name="T5_20"><text:s/></text:span><text:span text:style-name="T5_21">of</text:span><text:span text:style-name="T5_22"><text:s/></text:span><text:span text:style-name="T5_23">the</text:span><text:span text:style-name="T5_24"><text:s/></text:span><text:span text:style-name="T5_25">screen</text:span><text:span text:style-name="T5_26"><text:s/></text:span><text:span text:style-name="T5_27">that</text:span><text:span text:style-name="T5_28"><text:s/></text:span><text:span text:style-name="T5_29">enables</text:span><text:span text:style-name="T5_30"><text:s/></text:span><text:span text:style-name="T5_31">the</text:span><text:span text:style-name="T5_32"><text:s/></text:span><text:span text:style-name="T5_33">user</text:span><text:span text:style-name="T5_34"><text:s/></text:span><text:span text:style-name="T5_35">to</text:span><text:span text:style-name="T5_36"><text:s/></text:span><text:span text:style-name="T5_37">go</text:span><text:span text:style-name="T5_38"><text:s/></text:span><text:span text:style-name="T5_39">back</text:span><text:span text:style-name="T5_40"><text:s/></text:span><text:span text:style-name="T5_41">to</text:span><text:span text:style-name="T5_42"><text:s/></text:span><text:span text:style-name="T5_43">the</text:span><text:span text:style-name="T5_44"><text:s/></text:span><text:span text:style-name="T5_45">previous</text:span><text:span text:style-name="T5_46"><text:s/></text:span><text:span text:style-name="T5_47">screen</text:span><text:span text:style-name="T5_48">.</text:span></text:p>
      <text:p text:style-name="P6"/>
      <text:p text:style-name="P7"><text:span text:style-name="T7_1">Primary</text:span><text:span text:style-name="T7_2"><text:s/></text:span><text:span text:style-name="T7_3">Actor</text:span></text:p>
      <text:p text:style-name="P8"><text:span text:style-name="T8_1">User</text:span></text:p>
      <text:p text:style-name="P9"><text:span text:style-name="T9_1"><text:s/></text:span></text:p>
      <text:p text:style-name="P10"><text:span text:style-name="T10_1">Pre</text:span><text:span text:style-name="T10_2">-</text:span><text:span text:style-name="T10_3">Conditions</text:span></text:p>
      <text:p text:style-name="P11"><text:span text:style-name="T11_1">In</text:span><text:span text:style-name="T11_2"><text:s/></text:span><text:span text:style-name="T11_3">order</text:span><text:span text:style-name="T11_4"><text:s/></text:span><text:span text:style-name="T11_5">for</text:span><text:span text:style-name="T11_6"><text:s/></text:span><text:span text:style-name="T11_7">the</text:span><text:span text:style-name="T11_8"><text:s/></text:span><text:span text:style-name="T11_9">user</text:span><text:span text:style-name="T11_10"><text:s/></text:span><text:span text:style-name="T11_11">to</text:span><text:span text:style-name="T11_12"><text:s/></text:span><text:span text:style-name="T11_13">interact</text:span><text:span text:style-name="T11_14"><text:s/></text:span><text:span text:style-name="T11_15">with</text:span><text:span text:style-name="T11_16"><text:s/></text:span><text:span text:style-name="T11_17">the</text:span><text:span text:style-name="T11_18"><text:s/></text:span><text:span text:style-name="T11_19">back</text:span><text:span text:style-name="T11_20"><text:s/></text:span><text:span text:style-name="T11_21">button</text:span><text:span text:style-name="T11_22"><text:s/></text:span><text:span text:style-name="T11_23">he</text:span><text:span text:style-name="T11_24">/</text:span><text:span text:style-name="T11_25">she</text:span><text:span text:style-name="T11_26"><text:s/></text:span><text:span text:style-name="T11_27">must</text:span><text:span text:style-name="T11_28"><text:s/></text:span><text:span text:style-name="T11_29">first</text:span><text:span text:style-name="T11_30"><text:s/></text:span><text:span text:style-name="T11_31">be</text:span><text:span text:style-name="T11_32"><text:s/></text:span><text:span text:style-name="T11_33">in</text:span><text:span text:style-name="T11_34"><text:s/></text:span><text:span text:style-name="T11_35">one</text:span><text:span text:style-name="T11_36"><text:s/></text:span><text:span text:style-name="T11_37">of</text:span><text:span text:style-name="T11_38"><text:s/></text:span><text:span text:style-name="T11_39">the</text:span><text:span text:style-name="T11_40"><text:s/></text:span><text:span text:style-name="T11_41">following</text:span><text:span text:style-name="T11_42">:</text:span></text:p>
      <text:list text:style-name="LS1" xml:id="list0">
        <text:list-item>
          <text:p text:style-name="P12"><text:span text:style-name="T12_1">Service</text:span><text:span text:style-name="T12_2"><text:s/></text:span><text:span text:style-name="T12_3">Results</text:span><text:span text:style-name="T12_4">.</text:span></text:p>
        </text:list-item>
        <text:list-item>
          <text:p text:style-name="P13"><text:span text:style-name="T13_1">Room</text:span><text:span text:style-name="T13_2"><text:s/></text:span><text:span text:style-name="T13_3">Results</text:span><text:span text:style-name="T13_4">.</text:span></text:p>
        </text:list-item>
        <text:list-item>
          <text:p text:style-name="P14"><text:span text:style-name="T14_1">Trip</text:span><text:span text:style-name="T14_2"><text:s/></text:span><text:span text:style-name="T14_3">Results</text:span><text:span text:style-name="T14_4">.</text:span></text:p>
        </text:list-item>
        <text:list-item>
          <text:p text:style-name="P15"><text:span text:style-name="T15_1">Inside</text:span><text:span text:style-name="T15_2"><text:s/></text:span><text:span text:style-name="T15_3">of</text:span><text:span text:style-name="T15_4"><text:s/></text:span><text:span text:style-name="T15_5">the</text:span><text:span text:style-name="T15_6"><text:s/></text:span><text:span text:style-name="T15_7">Settings</text:span><text:span text:style-name="T15_8"><text:s/></text:span><text:span text:style-name="T15_9">menu</text:span><text:span text:style-name="T15_10">.</text:span></text:p>
        </text:list-item>
      </text:list>
      <text:p text:style-name="P16"/>
      <text:p text:style-name="P17"><text:span text:style-name="T17_1">Post</text:span><text:span text:style-name="T17_2"><text:s/></text:span><text:span text:style-name="T17_3">Conditions</text:span></text:p>
      <text:p text:style-name="P18"><text:span text:style-name="T18_1"><text:s/></text:span></text:p>
      <text:p text:style-name="P19"><text:span text:style-name="T19_1">Success</text:span><text:span text:style-name="T19_2"><text:s/></text:span><text:span text:style-name="T19_3">end</text:span><text:span text:style-name="T19_4"><text:s/></text:span><text:span text:style-name="T19_5">condition</text:span></text:p>
      <text:p text:style-name="P20"><text:span text:style-name="T20_1">The</text:span><text:span text:style-name="T20_2"><text:s/></text:span><text:span text:style-name="T20_3">user</text:span><text:span text:style-name="T20_4"><text:s/></text:span><text:span text:style-name="T20_5">is</text:span><text:span text:style-name="T20_6"><text:s/></text:span><text:span text:style-name="T20_7">inside</text:span><text:span text:style-name="T20_8"><text:s/></text:span><text:span text:style-name="T20_9">one</text:span><text:span text:style-name="T20_10"><text:s/></text:span><text:span text:style-name="T20_11">of</text:span><text:span text:style-name="T20_12"><text:s/></text:span><text:span text:style-name="T20_13">the</text:span><text:span text:style-name="T20_14"><text:s/></text:span><text:span text:style-name="T20_15">following</text:span><text:span text:style-name="T20_16"><text:s/></text:span><text:span text:style-name="T20_17">screens</text:span><text:span text:style-name="T20_18"><text:s/></text:span><text:span text:style-name="T20_19">in</text:span><text:span text:style-name="T20_20"><text:s/></text:span><text:span text:style-name="T20_21">the</text:span><text:span text:style-name="T20_22"><text:s/></text:span><text:span text:style-name="T20_23">pre</text:span><text:span text:style-name="T20_24">-</text:span><text:span text:style-name="T20_25">conditions</text:span><text:span text:style-name="T20_26">,<text:s/></text:span><text:span text:style-name="T20_27">and</text:span><text:span text:style-name="T20_28"><text:s/></text:span><text:span text:style-name="T20_29">hits</text:span><text:span text:style-name="T20_30"><text:s/></text:span><text:span text:style-name="T20_31">the</text:span><text:span text:style-name="T20_32"><text:s/></text:span><text:span text:style-name="T20_33">back</text:span><text:span text:style-name="T20_34"><text:s/></text:span><text:span text:style-name="T20_35">button</text:span><text:span text:style-name="T20_36"><text:s/></text:span><text:span text:style-name="T20_37">to</text:span><text:span text:style-name="T20_38"><text:s/></text:span><text:span text:style-name="T20_39">go</text:span><text:span text:style-name="T20_40"><text:s/></text:span><text:span text:style-name="T20_41">back</text:span><text:span text:style-name="T20_42"><text:s/></text:span><text:span text:style-name="T20_43">to</text:span><text:span text:style-name="T20_44"><text:s/></text:span><text:span text:style-name="T20_45">the</text:span><text:span text:style-name="T20_46"><text:s/></text:span><text:span text:style-name="T20_47">previous</text:span><text:span text:style-name="T20_48"><text:s/></text:span><text:span text:style-name="T20_49">screen</text:span><text:span text:style-name="T20_50">.<text:s/></text:span><text:span text:style-name="T20_51">When</text:span><text:span text:style-name="T20_52"><text:s/></text:span><text:span text:style-name="T20_53">this</text:span><text:span text:style-name="T20_54"><text:s/></text:span><text:span text:style-name="T20_55">occurs</text:span><text:span text:style-name="T20_56"><text:s/></text:span><text:span text:style-name="T20_57">the</text:span><text:span text:style-name="T20_58"><text:s/></text:span><text:span text:style-name="T20_59">user</text:span><text:span text:style-name="T20_60"><text:s/></text:span><text:span text:style-name="T20_61">is</text:span><text:span text:style-name="T20_62"><text:s/></text:span><text:span text:style-name="T20_63">now</text:span><text:span text:style-name="T20_64"><text:s/></text:span><text:span text:style-name="T20_65">in</text:span><text:span text:style-name="T20_66"><text:s/></text:span><text:span text:style-name="T20_67">the</text:span><text:span text:style-name="T20_68"><text:s/></text:span><text:span text:style-name="T20_69">previous</text:span><text:span text:style-name="T20_70"><text:s/></text:span><text:span text:style-name="T20_71">screen</text:span><text:span text:style-name="T20_72">.</text:span></text:p>
      <text:p text:style-name="P21"><text:span text:style-name="T21_1"><text:s/></text:span></text:p>
      <text:p text:style-name="P22"><text:span text:style-name="T22_1">Trigger</text:span></text:p>
      <text:p text:style-name="P23"><text:span text:style-name="T23_1">Service</text:span><text:span text:style-name="T23_2"><text:s/></text:span><text:span text:style-name="T23_3">Results</text:span><text:span text:style-name="T23_4"><text:s/></text:span><text:span text:style-name="T23_5">Use</text:span><text:span text:style-name="T23_6"><text:s/></text:span><text:span text:style-name="T23_7">Case</text:span><text:span text:style-name="T23_8">-&gt;<text:s/></text:span><text:span text:style-name="T23_9">Service</text:span><text:span text:style-name="T23_10"><text:s/></text:span><text:span text:style-name="T23_11">Results</text:span><text:span text:style-name="T23_12"><text:s/></text:span><text:span text:style-name="T23_13">Screen</text:span></text:p>
      <text:p text:style-name="P24"><text:span text:style-name="T24_1">Room</text:span><text:span text:style-name="T24_2"><text:s/></text:span><text:span text:style-name="T24_3">Results</text:span><text:span text:style-name="T24_4"><text:s/></text:span><text:span text:style-name="T24_5">Use</text:span><text:span text:style-name="T24_6"><text:s/></text:span><text:span text:style-name="T24_7">Case</text:span><text:span text:style-name="T24_8"><text:s/>-&gt;<text:s/></text:span><text:span text:style-name="T24_9">Room</text:span><text:span text:style-name="T24_10"><text:s/></text:span><text:span text:style-name="T24_11">Results</text:span><text:span text:style-name="T24_12"><text:s/></text:span><text:span text:style-name="T24_13">screen</text:span></text:p>
      <text:p text:style-name="P25"><text:span text:style-name="T25_1">Trip</text:span><text:span text:style-name="T25_2"><text:s/></text:span><text:span text:style-name="T25_3">Results</text:span><text:span text:style-name="T25_4"><text:s/></text:span><text:span text:style-name="T25_5">Use</text:span><text:span text:style-name="T25_6"><text:s/></text:span><text:span text:style-name="T25_7">Case</text:span><text:span text:style-name="T25_8"><text:s/>-&gt;<text:s/></text:span><text:span text:style-name="T25_9">Trip</text:span><text:span text:style-name="T25_10"><text:s/></text:span><text:span text:style-name="T25_11">Results</text:span><text:span text:style-name="T25_12"><text:s/></text:span><text:span text:style-name="T25_13">screen</text:span></text:p>
      <text:p text:style-name="P26"><text:span text:style-name="T26_1">Settings</text:span><text:span text:style-name="T26_2"><text:s/></text:span><text:span text:style-name="T26_3">Menu</text:span><text:span text:style-name="T26_4"><text:s/></text:span><text:span text:style-name="T26_5">Use</text:span><text:span text:style-name="T26_6"><text:s/></text:span><text:span text:style-name="T26_7">Case</text:span><text:span text:style-name="T26_8"><text:s/>-&gt;<text:s/></text:span><text:span text:style-name="T26_9">Settings</text:span><text:span text:style-name="T26_10"><text:s/></text:span><text:span text:style-name="T26_11">menu</text:span><text:span text:style-name="T26_12"><text:s/></text:span><text:span text:style-name="T26_13">screen</text:span></text:p>
      <text:h text:style-name="P27" text:outline-level="10"><text:span text:style-name="T27_1">Main</text:span><text:span text:style-name="T27_2"><text:s/></text:span><text:span text:style-name="T27_3">Success</text:span><text:span text:style-name="T27_4"><text:s/></text:span><text:span text:style-name="T27_5">Scenario</text:span></text:h>
      <text:list text:style-name="LS2" xml:id="list4">
        <text:list-item>
          <text:p text:style-name="P28"><text:span text:style-name="T28_1">The</text:span><text:span text:style-name="T28_2"><text:s/></text:span><text:span text:style-name="T28_3">user</text:span><text:span text:style-name="T28_4"><text:s/></text:span><text:span text:style-name="T28_5">back</text:span><text:span text:style-name="T28_6"><text:s/></text:span><text:span text:style-name="T28_7">inside</text:span><text:span text:style-name="T28_8"><text:s/></text:span><text:span text:style-name="T28_9">the</text:span><text:span text:style-name="T28_10"><text:s/></text:span><text:span text:style-name="T28_11">Service</text:span><text:span text:style-name="T28_12"><text:s/></text:span><text:span text:style-name="T28_13">Screen</text:span><text:span text:style-name="T28_14"><text:s/></text:span><text:span text:style-name="T28_15">from</text:span><text:span text:style-name="T28_16"><text:s/></text:span><text:span text:style-name="T28_17">the</text:span><text:span text:style-name="T28_18"><text:s/></text:span><text:span text:style-name="T28_19">Service</text:span><text:span text:style-name="T28_20"><text:s/></text:span><text:span text:style-name="T28_21">Results</text:span><text:span text:style-name="T28_22"><text:s/></text:span><text:span text:style-name="T28_23">screen</text:span><text:span text:style-name="T28_24">.</text:span></text:p>
        </text:list-item>
        <text:list-item>
          <text:p text:style-name="P29"><text:span text:style-name="T29_1">The</text:span><text:span text:style-name="T29_2"><text:s/></text:span><text:span text:style-name="T29_3">user</text:span><text:span text:style-name="T29_4"><text:s/></text:span><text:span text:style-name="T29_5">is</text:span><text:span text:style-name="T29_6"><text:s/></text:span><text:span text:style-name="T29_7">back</text:span><text:span text:style-name="T29_8"><text:s/></text:span><text:span text:style-name="T29_9">inside</text:span><text:span text:style-name="T29_10"><text:s/></text:span><text:span text:style-name="T29_11">the</text:span><text:span text:style-name="T29_12"><text:s/></text:span><text:span text:style-name="T29_13">Room</text:span><text:span text:style-name="T29_14"><text:s/></text:span><text:span text:style-name="T29_15">Search</text:span><text:span text:style-name="T29_16"><text:s/></text:span><text:span text:style-name="T29_17">Screen</text:span><text:span text:style-name="T29_18"><text:s/></text:span><text:span text:style-name="T29_19">from</text:span><text:span text:style-name="T29_20"><text:s/></text:span><text:span text:style-name="T29_21">the</text:span><text:span text:style-name="T29_22"><text:s/></text:span><text:span text:style-name="T29_23">Room</text:span><text:span text:style-name="T29_24"><text:s/></text:span><text:span text:style-name="T29_25">Results</text:span><text:span text:style-name="T29_26"><text:s/></text:span><text:span text:style-name="T29_27">Screen</text:span><text:span text:style-name="T29_28">.</text:span></text:p>
        </text:list-item>
        <text:list-item>
          <text:p text:style-name="P30"><text:span text:style-name="T30_1">The</text:span><text:span text:style-name="T30_2"><text:s/></text:span><text:span text:style-name="T30_3">user</text:span><text:span text:style-name="T30_4"><text:s/></text:span><text:span text:style-name="T30_5">is</text:span><text:span text:style-name="T30_6"><text:s/></text:span><text:span text:style-name="T30_7">back</text:span><text:span text:style-name="T30_8"><text:s/></text:span><text:span text:style-name="T30_9">inside</text:span><text:span text:style-name="T30_10"><text:s/></text:span><text:span text:style-name="T30_11">the</text:span><text:span text:style-name="T30_12"><text:s/></text:span><text:span text:style-name="T30_13">Trip</text:span><text:span text:style-name="T30_14"><text:s/></text:span><text:span text:style-name="T30_15">Screen</text:span><text:span text:style-name="T30_16"><text:s/></text:span><text:span text:style-name="T30_17">from</text:span><text:span text:style-name="T30_18"><text:s/></text:span><text:span text:style-name="T30_19">the</text:span><text:span text:style-name="T30_20"><text:s/></text:span><text:span text:style-name="T30_21">Trip</text:span><text:span text:style-name="T30_22"><text:s/></text:span><text:span text:style-name="T30_23">Results</text:span><text:span text:style-name="T30_24"><text:s/></text:span><text:span text:style-name="T30_25">Screen</text:span><text:span text:style-name="T30_26">.</text:span></text:p>
        </text:list-item>
        <text:list-item>
          <text:p text:style-name="P31"><text:span text:style-name="T31_1">The</text:span><text:span text:style-name="T31_2"><text:s/></text:span><text:span text:style-name="T31_3">user</text:span><text:span text:style-name="T31_4"><text:s/></text:span><text:span text:style-name="T31_5">is</text:span><text:span text:style-name="T31_6"><text:s/></text:span><text:span text:style-name="T31_7">back</text:span><text:span text:style-name="T31_8"><text:s/></text:span><text:span text:style-name="T31_9">inside</text:span><text:span text:style-name="T31_10"><text:s/></text:span><text:span text:style-name="T31_11">the</text:span><text:span text:style-name="T31_12"><text:s/></text:span><text:span text:style-name="T31_13">Settings</text:span><text:span text:style-name="T31_14"><text:s/></text:span><text:span text:style-name="T31_15">screen</text:span><text:span text:style-name="T31_16"><text:s/></text:span><text:span text:style-name="T31_17">from</text:span><text:span text:style-name="T31_18"><text:s/></text:span><text:span text:style-name="T31_19">the</text:span><text:span text:style-name="T31_20"><text:s/></text:span><text:span text:style-name="T31_21">Settings</text:span><text:span text:style-name="T31_22"><text:s/></text:span><text:span text:style-name="T31_23">Menu</text:span><text:span text:style-name="T31_24"><text:s/></text:span><text:span text:style-name="T31_25">Screen</text:span><text:span text:style-name="T31_26">.</text:span></text:p>
        </text:list-item>
        <text:list-item>
          <text:p text:style-name="P32"><text:span text:style-name="T32_1">No</text:span><text:span text:style-name="T32_2"><text:s/></text:span><text:span text:style-name="T32_3">system</text:span><text:span text:style-name="T32_4"><text:s/></text:span><text:span text:style-name="T32_5">errors</text:span><text:span text:style-name="T32_6"><text:s/></text:span><text:span text:style-name="T32_7">were</text:span><text:span text:style-name="T32_8"><text:s/></text:span><text:span text:style-name="T32_9">called</text:span><text:span text:style-name="T32_10">.</text:span></text:p>
        </text:list-item>
      </text:list>
      <text:p text:style-name="P33"/>
      <text:p text:style-name="P34"><text:span text:style-name="T34_1">Alternate</text:span><text:span text:style-name="T34_2"><text:s/></text:span><text:span text:style-name="T34_3">Flow</text:span><text:span text:style-name="T34_4"><text:s/>1:</text:span></text:p>
      <text:p text:style-name="P35"><text:span text:style-name="T35_1">1</text:span><text:span text:style-name="T35_2">A</text:span><text:span text:style-name="T35_3">.<text:s/></text:span><text:span text:style-name="T35_4">The</text:span><text:span text:style-name="T35_5"><text:s/></text:span><text:span text:style-name="T35_6">user</text:span><text:span text:style-name="T35_7"><text:s/></text:span><text:span text:style-name="T35_8">hits</text:span><text:span text:style-name="T35_9"><text:s/></text:span><text:span text:style-name="T35_10">the</text:span><text:span text:style-name="T35_11"><text:s/></text:span><text:span text:style-name="T35_12">back</text:span><text:span text:style-name="T35_13"><text:s/></text:span><text:span text:style-name="T35_14">button</text:span><text:span text:style-name="T35_15"><text:s/></text:span><text:span text:style-name="T35_16">on</text:span><text:span text:style-name="T35_17"><text:s/></text:span><text:span text:style-name="T35_18">the</text:span><text:span text:style-name="T35_19"><text:s/></text:span><text:span text:style-name="T35_20">service</text:span><text:span text:style-name="T35_21"><text:s/></text:span><text:span text:style-name="T35_22">results</text:span><text:span text:style-name="T35_23"><text:s/></text:span><text:span text:style-name="T35_24">screen</text:span><text:span text:style-name="T35_25"><text:s/></text:span><text:span text:style-name="T35_26">and</text:span><text:span text:style-name="T35_27"><text:s text:c="2"/></text:span><text:span text:style-name="T35_28">sends</text:span><text:span text:style-name="T35_29"><text:s/></text:span><text:span text:style-name="T35_30">the</text:span><text:span text:style-name="T35_31"><text:s/></text:span><text:span text:style-name="T35_32">user</text:span><text:span text:style-name="T35_33"><text:s/></text:span><text:span text:style-name="T35_34">back</text:span><text:span text:style-name="T35_35"><text:s/></text:span><text:span text:style-name="T35_36">to</text:span><text:span text:style-name="T35_37"><text:s/></text:span><text:span text:style-name="T35_38">the</text:span><text:span text:style-name="T35_39"><text:s text:c="5"/></text:span><text:span text:style-name="T35_40">service</text:span><text:span text:style-name="T35_41"><text:s/></text:span><text:span text:style-name="T35_42">results</text:span><text:span text:style-name="T35_43"><text:s/></text:span><text:span text:style-name="T35_44">screen</text:span><text:span text:style-name="T35_45"><text:s/></text:span><text:span text:style-name="T35_46">instead</text:span><text:span text:style-name="T35_47"><text:s/></text:span><text:span text:style-name="T35_48">of</text:span><text:span text:style-name="T35_49"><text:s/></text:span><text:span text:style-name="T35_50">the</text:span><text:span text:style-name="T35_51"><text:s/></text:span><text:span text:style-name="T35_52">services</text:span><text:span text:style-name="T35_53"><text:s/></text:span><text:span text:style-name="T35_54">screen</text:span><text:span text:style-name="T35_55">.</text:span></text:p>
      <text:p text:style-name="P36"/>
      <text:p text:style-name="P37"><text:span text:style-name="T37_1">2</text:span><text:span text:style-name="T37_2">A</text:span><text:span text:style-name="T37_3">.<text:s/></text:span><text:span text:style-name="T37_4">The</text:span><text:span text:style-name="T37_5"><text:s/></text:span><text:span text:style-name="T37_6">user</text:span><text:span text:style-name="T37_7"><text:s/></text:span><text:span text:style-name="T37_8">hits</text:span><text:span text:style-name="T37_9"><text:s/></text:span><text:span text:style-name="T37_10">the</text:span><text:span text:style-name="T37_11"><text:s/></text:span><text:span text:style-name="T37_12">back</text:span><text:span text:style-name="T37_13"><text:s/></text:span><text:span text:style-name="T37_14">button</text:span><text:span text:style-name="T37_15"><text:s/></text:span><text:span text:style-name="T37_16">on</text:span><text:span text:style-name="T37_17"><text:s/></text:span><text:span text:style-name="T37_18">the</text:span><text:span text:style-name="T37_19"><text:s/></text:span><text:span text:style-name="T37_20">Room</text:span><text:span text:style-name="T37_21"><text:s/></text:span><text:span text:style-name="T37_22">Results</text:span><text:span text:style-name="T37_23"><text:s/></text:span><text:span text:style-name="T37_24">screen</text:span><text:span text:style-name="T37_25"><text:s/></text:span><text:span text:style-name="T37_26">and</text:span><text:span text:style-name="T37_27"><text:s/></text:span><text:span text:style-name="T37_28">returns</text:span><text:span text:style-name="T37_29"><text:s/></text:span><text:span text:style-name="T37_30">to</text:span><text:span text:style-name="T37_31"><text:s/></text:span><text:span text:style-name="T37_32">the</text:span><text:span text:style-name="T37_33"><text:s/></text:span><text:span text:style-name="T37_34">Room</text:span><text:span text:style-name="T37_35"><text:s/></text:span><text:span text:style-name="T37_36">Results</text:span><text:span text:style-name="T37_37"><text:s text:c="2"/></text:span><text:span text:style-name="T37_38">screen</text:span><text:span text:style-name="T37_39"><text:s/></text:span><text:span text:style-name="T37_40">due</text:span><text:span text:style-name="T37_41"><text:s/></text:span><text:span text:style-name="T37_42">to</text:span><text:span text:style-name="T37_43"><text:s/></text:span><text:span text:style-name="T37_44">system</text:span><text:span text:style-name="T37_45"><text:s/></text:span><text:span text:style-name="T37_46">error</text:span><text:span text:style-name="T37_47">.</text:span></text:p>
      <text:p text:style-name="P38"><text:span text:style-name="T38_1">3</text:span><text:span text:style-name="T38_2">A</text:span><text:span text:style-name="T38_3">.<text:s/></text:span><text:span text:style-name="T38_4">The</text:span><text:span text:style-name="T38_5"><text:s/></text:span><text:span text:style-name="T38_6">user</text:span><text:span text:style-name="T38_7"><text:s/></text:span><text:span text:style-name="T38_8">hits</text:span><text:span text:style-name="T38_9"><text:s/></text:span><text:span text:style-name="T38_10">the</text:span><text:span text:style-name="T38_11"><text:s/></text:span><text:span text:style-name="T38_12">back</text:span><text:span text:style-name="T38_13"><text:s/></text:span><text:span text:style-name="T38_14">button</text:span><text:span text:style-name="T38_15"><text:s/></text:span><text:span text:style-name="T38_16">in</text:span><text:span text:style-name="T38_17"><text:s/></text:span><text:span text:style-name="T38_18">the</text:span><text:span text:style-name="T38_19"><text:s/></text:span><text:span text:style-name="T38_20">Trip</text:span><text:span text:style-name="T38_21"><text:s/></text:span><text:span text:style-name="T38_22">Info</text:span><text:span text:style-name="T38_23"><text:s/></text:span><text:span text:style-name="T38_24">Screen</text:span><text:span text:style-name="T38_25"><text:s/></text:span><text:span text:style-name="T38_26">and</text:span><text:span text:style-name="T38_27"><text:s/></text:span><text:span text:style-name="T38_28">it</text:span><text:span text:style-name="T38_29"><text:s/></text:span><text:span text:style-name="T38_30">returns</text:span><text:span text:style-name="T38_31"><text:s/></text:span><text:span text:style-name="T38_32">to</text:span><text:span text:style-name="T38_33"><text:s/></text:span><text:span text:style-name="T38_34">the</text:span><text:span text:style-name="T38_35"><text:s/></text:span><text:span text:style-name="T38_36">Trip</text:span><text:span text:style-name="T38_37"><text:s/></text:span><text:span text:style-name="T38_38">info</text:span><text:span text:style-name="T38_39"><text:s/></text:span><text:span text:style-name="T38_40">Screen</text:span><text:span text:style-name="T38_41"><text:s/></text:span><text:span text:style-name="T38_42">instead</text:span><text:span text:style-name="T38_43"><text:s/></text:span><text:span text:style-name="T38_44">of</text:span><text:span text:style-name="T38_45"><text:s/></text:span><text:span text:style-name="T38_46">the</text:span><text:span text:style-name="T38_47"><text:s/></text:span><text:span text:style-name="T38_48">Trip</text:span><text:span text:style-name="T38_49"><text:s/></text:span><text:span text:style-name="T38_50">Screen</text:span><text:span text:style-name="T38_51"><text:s/></text:span><text:span text:style-name="T38_52">due</text:span><text:span text:style-name="T38_53"><text:s/></text:span><text:span text:style-name="T38_54">to</text:span><text:span text:style-name="T38_55"><text:s/></text:span><text:span text:style-name="T38_56">system</text:span><text:span text:style-name="T38_57"><text:s/></text:span><text:span text:style-name="T38_58">error</text:span><text:span text:style-name="T38_59">.</text:span></text:p>
      <text:p text:style-name="P39"/>
      <text:p text:style-name="P40"><text:span text:style-name="T40_1">4</text:span><text:span text:style-name="T40_2">A</text:span><text:span text:style-name="T40_3">.<text:s/></text:span><text:span text:style-name="T40_4">The</text:span><text:span text:style-name="T40_5"><text:s/></text:span><text:span text:style-name="T40_6">user</text:span><text:span text:style-name="T40_7"><text:s/></text:span><text:span text:style-name="T40_8">hits</text:span><text:span text:style-name="T40_9"><text:s/></text:span><text:span text:style-name="T40_10">the</text:span><text:span text:style-name="T40_11"><text:s/></text:span><text:span text:style-name="T40_12">back</text:span><text:span text:style-name="T40_13"><text:s/></text:span><text:span text:style-name="T40_14">button</text:span><text:span text:style-name="T40_15"><text:s/></text:span><text:span text:style-name="T40_16">in</text:span><text:span text:style-name="T40_17"><text:s/></text:span><text:span text:style-name="T40_18">the</text:span><text:span text:style-name="T40_19"><text:s/></text:span><text:span text:style-name="T40_20">Settings</text:span><text:span text:style-name="T40_21"><text:s/></text:span><text:span text:style-name="T40_22">screen</text:span><text:span text:style-name="T40_23"><text:s/></text:span><text:span text:style-name="T40_24">and</text:span><text:span text:style-name="T40_25"><text:s/></text:span><text:span text:style-name="T40_26">instead</text:span><text:span text:style-name="T40_27"><text:s/></text:span><text:span text:style-name="T40_28">of</text:span><text:span text:style-name="T40_29"><text:s/></text:span><text:span text:style-name="T40_30">returning</text:span><text:span text:style-name="T40_31"><text:s/></text:span><text:span text:style-name="T40_32">to</text:span><text:span text:style-name="T40_33"><text:s/></text:span><text:span text:style-name="T40_34">the</text:span><text:span text:style-name="T40_35"><text:s/></text:span><text:span text:style-name="T40_36">previous</text:span><text:span text:style-name="T40_37"><text:s/></text:span><text:span text:style-name="T40_38">screen</text:span><text:span text:style-name="T40_39"><text:s/></text:span><text:span text:style-name="T40_40">it</text:span><text:span text:style-name="T40_41"><text:s/></text:span><text:span text:style-name="T40_42">stays</text:span><text:span text:style-name="T40_43"><text:s/></text:span><text:span text:style-name="T40_44">in</text:span><text:span text:style-name="T40_45"><text:s/></text:span><text:span text:style-name="T40_46">the</text:span><text:span text:style-name="T40_47"><text:s/></text:span><text:span text:style-name="T40_48">Settings</text:span><text:span text:style-name="T40_49"><text:s/></text:span><text:span text:style-name="T40_50">screen</text:span><text:span text:style-name="T40_51"><text:s/></text:span><text:span text:style-name="T40_52">due</text:span><text:span text:style-name="T40_53"><text:s/></text:span><text:span text:style-name="T40_54">to</text:span><text:span text:style-name="T40_55"><text:s/></text:span><text:span text:style-name="T40_56">system</text:span><text:span text:style-name="T40_57"><text:s/></text:span><text:span text:style-name="T40_58">error</text:span><text:span text:style-name="T40_59">.</text:span></text:p>
      <text:p text:style-name="P41"/>
      <text:p text:style-name="P42"><text:span text:style-name="T42_1">Alternate</text:span><text:span text:style-name="T42_2"><text:s/></text:span><text:span text:style-name="T42_3">Flow</text:span><text:span text:style-name="T42_4"><text:s/></text:span><text:span text:style-name="T42_5">2</text:span><text:span text:style-name="T42_6">:</text:span></text:p>
      <text:p text:style-name="P43"><text:span text:style-name="T43_1"><text:s text:c="4"/>5</text:span><text:span text:style-name="T43_2">A</text:span><text:span text:style-name="T43_3">.<text:s/></text:span><text:span text:style-name="T43_4">A</text:span><text:span text:style-name="T43_5"><text:s/></text:span><text:span text:style-name="T43_6">system</text:span><text:span text:style-name="T43_7"><text:s/></text:span><text:span text:style-name="T43_8">error</text:span><text:span text:style-name="T43_9"><text:s/></text:span><text:span text:style-name="T43_10">occurs</text:span><text:span text:style-name="T43_11"><text:s/></text:span><text:span text:style-name="T43_12">when</text:span><text:span text:style-name="T43_13"><text:s/></text:span><text:span text:style-name="T43_14">trying</text:span><text:span text:style-name="T43_15"><text:s/></text:span><text:span text:style-name="T43_16">to</text:span><text:span text:style-name="T43_17"><text:s/></text:span><text:span text:style-name="T43_18">go</text:span><text:span text:style-name="T43_19"><text:s/></text:span><text:span text:style-name="T43_20">back</text:span><text:span text:style-name="T43_21"><text:s/></text:span><text:span text:style-name="T43_22">to</text:span><text:span text:style-name="T43_23"><text:s/></text:span><text:span text:style-name="T43_24">the</text:span><text:span text:style-name="T43_25"><text:s/></text:span><text:span text:style-name="T43_26">Service</text:span><text:span text:style-name="T43_27"><text:s/></text:span><text:span text:style-name="T43_28">Results</text:span><text:span text:style-name="T43_29"><text:s/></text:span><text:span text:style-name="T43_30">screen</text:span><text:span text:style-name="T43_31">.</text:span></text:p>
      <text:p text:style-name="P44"><text:span text:style-name="T44_1"><text:s text:c="4"/>5</text:span><text:span text:style-name="T44_2">B</text:span><text:span text:style-name="T44_3">.<text:s/></text:span><text:span text:style-name="T44_4">A</text:span><text:span text:style-name="T44_5"><text:s/></text:span><text:span text:style-name="T44_6">system</text:span><text:span text:style-name="T44_7"><text:s/></text:span><text:span text:style-name="T44_8">error</text:span><text:span text:style-name="T44_9"><text:s/></text:span><text:span text:style-name="T44_10">occurs</text:span><text:span text:style-name="T44_11"><text:s/></text:span><text:span text:style-name="T44_12">when</text:span><text:span text:style-name="T44_13"><text:s/></text:span><text:span text:style-name="T44_14">trying</text:span><text:span text:style-name="T44_15"><text:s/></text:span><text:span text:style-name="T44_16">to</text:span><text:span text:style-name="T44_17"><text:s/></text:span><text:span text:style-name="T44_18">go</text:span><text:span text:style-name="T44_19"><text:s/></text:span><text:span text:style-name="T44_20">back</text:span><text:span text:style-name="T44_21"><text:s/></text:span><text:span text:style-name="T44_22">to</text:span><text:span text:style-name="T44_23"><text:s/></text:span><text:span text:style-name="T44_24">the</text:span><text:span text:style-name="T44_25"><text:s/></text:span><text:span text:style-name="T44_26">Room</text:span><text:span text:style-name="T44_27"><text:s/></text:span><text:span text:style-name="T44_28">Search</text:span><text:span text:style-name="T44_29"><text:s/></text:span><text:span text:style-name="T44_30">Screen</text:span><text:span text:style-name="T44_31">.</text:span></text:p>
      <text:p text:style-name="P45"><text:span text:style-name="T45_1"><text:s text:c="4"/>5</text:span><text:span text:style-name="T45_2">C</text:span><text:span text:style-name="T45_3">.<text:s/></text:span><text:span text:style-name="T45_4">A</text:span><text:span text:style-name="T45_5"><text:s/></text:span><text:span text:style-name="T45_6">system</text:span><text:span text:style-name="T45_7"><text:s/></text:span><text:span text:style-name="T45_8">error</text:span><text:span text:style-name="T45_9"><text:s/></text:span><text:span text:style-name="T45_10">occurs</text:span><text:span text:style-name="T45_11"><text:s/></text:span><text:span text:style-name="T45_12">when</text:span><text:span text:style-name="T45_13"><text:s/></text:span><text:span text:style-name="T45_14">trying</text:span><text:span text:style-name="T45_15"><text:s/></text:span><text:span text:style-name="T45_16">to</text:span><text:span text:style-name="T45_17"><text:s/></text:span><text:span text:style-name="T45_18">go</text:span><text:span text:style-name="T45_19"><text:s/></text:span><text:span text:style-name="T45_20">back</text:span><text:span text:style-name="T45_21"><text:s/></text:span><text:span text:style-name="T45_22">to</text:span><text:span text:style-name="T45_23"><text:s/></text:span><text:span text:style-name="T45_24">the</text:span><text:span text:style-name="T45_25"><text:s/></text:span><text:span text:style-name="T45_26">Trip</text:span><text:span text:style-name="T45_27"><text:s/></text:span><text:span text:style-name="T45_28">Screen</text:span><text:span text:style-name="T45_29">.</text:span></text:p>
      <text:p text:style-name="P46"><text:span text:style-name="T46_1"><text:s text:c="4"/>5</text:span><text:span text:style-name="T46_2">D</text:span><text:span text:style-name="T46_3">.<text:s/></text:span><text:span text:style-name="T46_4">A</text:span><text:span text:style-name="T46_5"><text:s/></text:span><text:span text:style-name="T46_6">system</text:span><text:span text:style-name="T46_7"><text:s/></text:span><text:span text:style-name="T46_8">error</text:span><text:span text:style-name="T46_9"><text:s/></text:span><text:span text:style-name="T46_10">occurs</text:span><text:span text:style-name="T46_11"><text:s/></text:span><text:span text:style-name="T46_12">when</text:span><text:span text:style-name="T46_13"><text:s/></text:span><text:span text:style-name="T46_14">trying</text:span><text:span text:style-name="T46_15"><text:s/></text:span><text:span text:style-name="T46_16">to</text:span><text:span text:style-name="T46_17"><text:s/></text:span><text:span text:style-name="T46_18">go</text:span><text:span text:style-name="T46_19"><text:s/></text:span><text:span text:style-name="T46_20">back</text:span><text:span text:style-name="T46_21"><text:s/></text:span><text:span text:style-name="T46_22">to</text:span><text:span text:style-name="T46_23"><text:s/></text:span><text:span text:style-name="T46_24">the</text:span><text:span text:style-name="T46_25"><text:s/></text:span><text:span text:style-name="T46_26">Settings</text:span><text:span text:style-name="T46_27"><text:s/></text:span><text:span text:style-name="T46_28">screen</text:span><text:span text:style-name="T46_29">.</text:span></text:p>
      <text:p text:style-name="P47"><text:span text:style-name="T47_1"><text:s text:c="4"/>5</text:span><text:span text:style-name="T47_2">E</text:span><text:span text:style-name="T47_3">.<text:s/></text:span><text:span text:style-name="T47_4">The</text:span><text:span text:style-name="T47_5"><text:s/></text:span><text:span text:style-name="T47_6">app</text:span><text:span text:style-name="T47_7"><text:s/></text:span><text:span text:style-name="T47_8">recieves</text:span><text:span text:style-name="T47_9"><text:s/></text:span><text:span text:style-name="T47_10">an</text:span><text:span text:style-name="T47_11"><text:s/></text:span><text:span text:style-name="T47_12">interrupt</text:span><text:span text:style-name="T47_13"><text:s/></text:span><text:span text:style-name="T47_14">signal</text:span><text:span text:style-name="T47_15"><text:s/></text:span><text:span text:style-name="T47_16">from</text:span><text:span text:style-name="T47_17"><text:s/></text:span><text:span text:style-name="T47_18">the</text:span><text:span text:style-name="T47_19"><text:s/></text:span><text:span text:style-name="T47_20">operating</text:span><text:span text:style-name="T47_21"><text:s/></text:span><text:span text:style-name="T47_22">system</text:span><text:span text:style-name="T47_23"><text:s/></text:span><text:span text:style-name="T47_24">and</text:span><text:span text:style-name="T47_25"><text:s/></text:span><text:span text:style-name="T47_26">loses</text:span><text:span text:style-name="T47_27"><text:s/></text:span><text:span text:style-name="T47_28">focus</text:span><text:span text:style-name="T47_29">.</text:span></text:p>
      <text:p text:style-name="P48"><text:span text:style-name="T48_1"><text:s text:c="4"/>5</text:span><text:span text:style-name="T48_2">F</text:span><text:span text:style-name="T48_3">.<text:s/></text:span><text:span text:style-name="T48_4">The</text:span><text:span text:style-name="T48_5"><text:s/></text:span><text:span text:style-name="T48_6">app</text:span><text:span text:style-name="T48_7"><text:s/></text:span><text:span text:style-name="T48_8">regains</text:span><text:span text:style-name="T48_9"><text:s/></text:span><text:span text:style-name="T48_10">focus</text:span><text:span text:style-name="T48_11"><text:s/></text:span><text:span text:style-name="T48_12">and</text:span><text:span text:style-name="T48_13"><text:s/></text:span><text:span text:style-name="T48_14">resumes</text:span><text:span text:style-name="T48_15"><text:s/></text:span><text:span text:style-name="T48_16">at</text:span><text:span text:style-name="T48_17"><text:s/></text:span><text:span text:style-name="T48_18">the</text:span><text:span text:style-name="T48_19"><text:s/></text:span><text:span text:style-name="T48_20">step</text:span><text:span text:style-name="T48_21"><text:s/></text:span><text:span text:style-name="T48_22">where</text:span><text:span text:style-name="T48_23"><text:s/></text:span><text:span text:style-name="T48_24">it</text:span><text:span text:style-name="T48_25"><text:s/></text:span><text:span text:style-name="T48_26">had</text:span><text:span text:style-name="T48_27"><text:s/></text:span><text:span text:style-name="T48_28">lost</text:span><text:span text:style-name="T48_29"><text:s/></text:span><text:span text:style-name="T48_30">focus</text:span></text:p>
      <text:p text:style-name="P49"><text:span text:style-name="T49_1"><text:s text:c="2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